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78in"/>
    </style:style>
    <style:style style:name="co3" style:family="table-column">
      <style:table-column-properties fo:break-before="auto" style:column-width="4.0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ce1"/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number-columns-repeated="6"/>
          <table:table-cell table:style-name="Default" table:formula="of:=[.H4]/1.61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1.618" calcext:value-type="float">
            <text:p>1.618</text:p>
          </table:table-cell>
          <table:table-cell table:style-name="Default" table:formula="of:=[.F4]" office:value-type="float" office:value="1.618" calcext:value-type="float">
            <text:p>1.618</text:p>
          </table:table-cell>
        </table:table-row>
        <table:table-row table:style-name="ro1">
          <table:table-cell table:number-columns-repeated="5"/>
          <table:table-cell table:formula="of:=[.F4]*1.618" office:value-type="float" office:value="2.617924" calcext:value-type="float">
            <text:p>2.617924</text:p>
          </table:table-cell>
          <table:table-cell table:formula="of:=[.F5]" office:value-type="float" office:value="2.617924" calcext:value-type="float">
            <text:p>2.618</text:p>
          </table:table-cell>
        </table:table-row>
        <table:table-row table:style-name="ro1">
          <table:table-cell table:number-columns-repeated="5"/>
          <table:table-cell table:formula="of:=[.F5]*1.618" office:value-type="float" office:value="4.235801032" calcext:value-type="float">
            <text:p>4.235801032</text:p>
          </table:table-cell>
          <table:table-cell table:formula="of:=[.F6]" office:value-type="float" office:value="4.235801032" calcext:value-type="float">
            <text:p>4.236</text:p>
          </table:table-cell>
        </table:table-row>
        <table:table-row table:style-name="ro1">
          <table:table-cell table:number-columns-repeated="5"/>
          <table:table-cell table:formula="of:=[.F6]*1.618" office:value-type="float" office:value="6.853526069776" calcext:value-type="float">
            <text:p>6.853526069776</text:p>
          </table:table-cell>
          <table:table-cell table:formula="of:=[.F7]" office:value-type="float" office:value="6.853526069776" calcext:value-type="float">
            <text:p>6.854</text:p>
          </table:table-cell>
        </table:table-row>
        <table:table-row table:style-name="ro1">
          <table:table-cell table:number-columns-repeated="5"/>
          <table:table-cell table:formula="of:=[.F7]*1.618" office:value-type="float" office:value="11.0890051808976" calcext:value-type="float">
            <text:p>11.0890051808976</text:p>
          </table:table-cell>
          <table:table-cell table:formula="of:=[.F8]" office:value-type="float" office:value="11.0890051808976" calcext:value-type="float">
            <text:p>11.089</text:p>
          </table:table-cell>
        </table:table-row>
        <table:table-row table:style-name="ro1">
          <table:table-cell table:number-columns-repeated="5"/>
          <table:table-cell table:formula="of:=[.F8]*1.618" office:value-type="float" office:value="17.9420103826923" calcext:value-type="float">
            <text:p>17.9420103826923</text:p>
          </table:table-cell>
          <table:table-cell table:formula="of:=[.F9]" office:value-type="float" office:value="17.9420103826923" calcext:value-type="float">
            <text:p>17.942</text:p>
          </table:table-cell>
        </table:table-row>
        <table:table-row table:style-name="ro1">
          <table:table-cell table:number-columns-repeated="5"/>
          <table:table-cell table:formula="of:=[.F9]*1.618" office:value-type="float" office:value="29.0301727991961" calcext:value-type="float">
            <text:p>29.0301727991961</text:p>
          </table:table-cell>
          <table:table-cell table:formula="of:=[.F10]" office:value-type="float" office:value="29.0301727991961" calcext:value-type="float">
            <text:p>29.030</text:p>
          </table:table-cell>
        </table:table-row>
        <table:table-row table:style-name="ro1">
          <table:table-cell table:number-columns-repeated="5"/>
          <table:table-cell table:formula="of:=[.F10]*1.618" office:value-type="float" office:value="46.9708195890993" calcext:value-type="float">
            <text:p>46.9708195890993</text:p>
          </table:table-cell>
          <table:table-cell table:formula="of:=[.F11]" office:value-type="float" office:value="46.9708195890993" calcext:value-type="float">
            <text:p>46.971</text:p>
          </table:table-cell>
        </table:table-row>
        <table:table-row table:style-name="ro1">
          <table:table-cell table:number-columns-repeated="5"/>
          <table:table-cell table:formula="of:=[.F11]*1.618" office:value-type="float" office:value="75.9987860951627" calcext:value-type="float">
            <text:p>75.9987860951627</text:p>
          </table:table-cell>
          <table:table-cell table:formula="of:=[.F12]" office:value-type="float" office:value="75.9987860951627" calcext:value-type="float">
            <text:p>75.999</text:p>
          </table:table-cell>
        </table:table-row>
        <table:table-row table:style-name="ro1">
          <table:table-cell table:number-columns-repeated="5"/>
          <table:table-cell table:formula="of:=[.F12]*1.618" office:value-type="float" office:value="122.966035901973" calcext:value-type="float">
            <text:p>122.966035901973</text:p>
          </table:table-cell>
          <table:table-cell table:formula="of:=[.F13]" office:value-type="float" office:value="122.966035901973" calcext:value-type="float">
            <text:p>122.966</text:p>
          </table:table-cell>
        </table:table-row>
        <table:table-row table:style-name="ro1">
          <table:table-cell table:number-columns-repeated="5"/>
          <table:table-cell table:formula="of:=[.F13]*1.618" office:value-type="float" office:value="198.959046089393" calcext:value-type="float">
            <text:p>198.959046089393</text:p>
          </table:table-cell>
          <table:table-cell table:formula="of:=[.F14]" office:value-type="float" office:value="198.959046089393" calcext:value-type="float">
            <text:p>198.959</text:p>
          </table:table-cell>
        </table:table-row>
        <table:table-row table:style-name="ro1">
          <table:table-cell table:number-columns-repeated="5"/>
          <table:table-cell table:formula="of:=[.F14]*1.618" office:value-type="float" office:value="321.915736572637" calcext:value-type="float">
            <text:p>321.915736572637</text:p>
          </table:table-cell>
          <table:table-cell table:formula="of:=[.F15]" office:value-type="float" office:value="321.915736572637" calcext:value-type="float">
            <text:p>321.916</text:p>
          </table:table-cell>
        </table:table-row>
        <table:table-row table:style-name="ro1">
          <table:table-cell table:number-columns-repeated="5"/>
          <table:table-cell table:formula="of:=[.F15]*1.618" office:value-type="float" office:value="520.859661774527" calcext:value-type="float">
            <text:p>520.859661774527</text:p>
          </table:table-cell>
          <table:table-cell table:formula="of:=[.F16]" office:value-type="float" office:value="520.859661774527" calcext:value-type="float">
            <text:p>520.860</text:p>
          </table:table-cell>
        </table:table-row>
        <table:table-row table:style-name="ro1">
          <table:table-cell table:number-columns-repeated="5"/>
          <table:table-cell table:formula="of:=[.F16]*1.618" office:value-type="float" office:value="842.750932751185" calcext:value-type="float">
            <text:p>842.750932751185</text:p>
          </table:table-cell>
          <table:table-cell table:formula="of:=[.F17]" office:value-type="float" office:value="842.750932751185" calcext:value-type="float">
            <text:p>842.751</text:p>
          </table:table-cell>
        </table:table-row>
        <table:table-row table:style-name="ro1">
          <table:table-cell table:number-columns-repeated="5"/>
          <table:table-cell table:formula="of:=[.F17]*1.618" office:value-type="float" office:value="1363.57100919142" calcext:value-type="float">
            <text:p>1363.57100919142</text:p>
          </table:table-cell>
          <table:table-cell table:formula="of:=[.F18]" office:value-type="float" office:value="1363.57100919142" calcext:value-type="float">
            <text:p>1363.571</text:p>
          </table:table-cell>
        </table:table-row>
        <table:table-row table:style-name="ro1">
          <table:table-cell table:number-columns-repeated="5"/>
          <table:table-cell table:formula="of:=[.F18]*1.618" office:value-type="float" office:value="2206.25789287171" calcext:value-type="float">
            <text:p>2206.25789287171</text:p>
          </table:table-cell>
          <table:table-cell table:formula="of:=[.F19]" office:value-type="float" office:value="2206.25789287171" calcext:value-type="float">
            <text:p>2206.258</text:p>
          </table:table-cell>
        </table:table-row>
        <table:table-row table:style-name="ro1">
          <table:table-cell table:number-columns-repeated="5"/>
          <table:table-cell table:formula="of:=[.F19]*1.618" office:value-type="float" office:value="3569.72527066643" calcext:value-type="float">
            <text:p>3569.72527066643</text:p>
          </table:table-cell>
          <table:table-cell table:formula="of:=[.F20]" office:value-type="float" office:value="3569.72527066643" calcext:value-type="float">
            <text:p>3569.725</text:p>
          </table:table-cell>
        </table:table-row>
        <table:table-row table:style-name="ro1">
          <table:table-cell table:number-columns-repeated="5"/>
          <table:table-cell table:formula="of:=[.F20]*1.618" office:value-type="float" office:value="5775.81548793829" calcext:value-type="float">
            <text:p>5775.81548793829</text:p>
          </table:table-cell>
          <table:table-cell table:formula="of:=[.F21]" office:value-type="float" office:value="5775.81548793829" calcext:value-type="float">
            <text:p>5775.815</text:p>
          </table:table-cell>
        </table:table-row>
        <table:table-row table:style-name="ro1">
          <table:table-cell table:number-columns-repeated="5"/>
          <table:table-cell table:formula="of:=[.F21]*1.618" office:value-type="float" office:value="9345.26945948415" calcext:value-type="float">
            <text:p>9345.26945948415</text:p>
          </table:table-cell>
          <table:table-cell table:formula="of:=[.F22]" office:value-type="float" office:value="9345.26945948415" calcext:value-type="float">
            <text:p>9345.269</text:p>
          </table:table-cell>
        </table:table-row>
        <table:table-row table:style-name="ro1">
          <table:table-cell table:number-columns-repeated="5"/>
          <table:table-cell table:formula="of:=[.F22]*1.618" office:value-type="float" office:value="15120.6459854454" calcext:value-type="float">
            <text:p>15120.6459854454</text:p>
          </table:table-cell>
          <table:table-cell table:formula="of:=[.F23]" office:value-type="float" office:value="15120.6459854454" calcext:value-type="float">
            <text:p>15120.646</text:p>
          </table:table-cell>
        </table:table-row>
        <table:table-row table:style-name="ro1">
          <table:table-cell table:number-columns-repeated="5"/>
          <table:table-cell table:formula="of:=[.F23]*1.618" office:value-type="float" office:value="24465.2052044506" calcext:value-type="float">
            <text:p>24465.2052044506</text:p>
          </table:table-cell>
          <table:table-cell table:formula="of:=[.F24]" office:value-type="float" office:value="24465.2052044506" calcext:value-type="float">
            <text:p>24465.205</text:p>
          </table:table-cell>
        </table:table-row>
        <table:table-row table:style-name="ro1">
          <table:table-cell table:number-columns-repeated="5"/>
          <table:table-cell table:formula="of:=[.F24]*1.618" office:value-type="float" office:value="39584.7020208011" calcext:value-type="float">
            <text:p>39584.7020208011</text:p>
          </table:table-cell>
          <table:table-cell table:formula="of:=[.F25]" office:value-type="float" office:value="39584.7020208011" calcext:value-type="float">
            <text:p>39584.702</text:p>
          </table:table-cell>
        </table:table-row>
        <table:table-row table:style-name="ro1">
          <table:table-cell table:number-columns-repeated="5"/>
          <table:table-cell table:formula="of:=[.F25]*1.618" office:value-type="float" office:value="64048.0478696561" calcext:value-type="float">
            <text:p>64048.0478696561</text:p>
          </table:table-cell>
          <table:table-cell table:formula="of:=[.F26]" office:value-type="float" office:value="64048.0478696561" calcext:value-type="float">
            <text:p>64048.048</text:p>
          </table:table-cell>
        </table:table-row>
        <table:table-row table:style-name="ro1">
          <table:table-cell table:number-columns-repeated="5"/>
          <table:table-cell table:formula="of:=[.F26]*1.618" office:value-type="float" office:value="103629.741453104" calcext:value-type="float">
            <text:p>103629.741453104</text:p>
          </table:table-cell>
          <table:table-cell table:formula="of:=[.F27]" office:value-type="float" office:value="103629.741453104" calcext:value-type="float">
            <text:p>103629.741</text:p>
          </table:table-cell>
        </table:table-row>
        <table:table-row table:style-name="ro1">
          <table:table-cell table:number-columns-repeated="5"/>
          <table:table-cell table:formula="of:=[.F27]*1.618" office:value-type="float" office:value="167672.921671122" calcext:value-type="float">
            <text:p>167672.921671122</text:p>
          </table:table-cell>
          <table:table-cell table:formula="of:=[.F28]" office:value-type="float" office:value="167672.921671122" calcext:value-type="float">
            <text:p>167672.922</text:p>
          </table:table-cell>
        </table:table-row>
        <table:table-row table:style-name="ro1">
          <table:table-cell table:number-columns-repeated="5"/>
          <table:table-cell table:formula="of:=[.F28]*1.618" office:value-type="float" office:value="271294.787263875" calcext:value-type="float">
            <text:p>271294.787263875</text:p>
          </table:table-cell>
          <table:table-cell table:formula="of:=[.F29]" office:value-type="float" office:value="271294.787263875" calcext:value-type="float">
            <text:p>271294.787</text:p>
          </table:table-cell>
        </table:table-row>
        <table:table-row table:style-name="ro1">
          <table:table-cell table:number-columns-repeated="5"/>
          <table:table-cell table:formula="of:=[.F29]*1.618" office:value-type="float" office:value="438954.96579295" calcext:value-type="float">
            <text:p>438954.96579295</text:p>
          </table:table-cell>
          <table:table-cell table:formula="of:=[.F30]" office:value-type="float" office:value="438954.96579295" calcext:value-type="float">
            <text:p>438954.966</text:p>
          </table:table-cell>
        </table:table-row>
        <table:table-row table:style-name="ro1">
          <table:table-cell table:number-columns-repeated="5"/>
          <table:table-cell table:formula="of:=[.F30]*1.618" office:value-type="float" office:value="710229.134652992" calcext:value-type="float">
            <text:p>710229.134652992</text:p>
          </table:table-cell>
          <table:table-cell table:formula="of:=[.F31]" office:value-type="float" office:value="710229.134652992" calcext:value-type="float">
            <text:p>710229.135</text:p>
          </table:table-cell>
        </table:table-row>
        <table:table-row table:style-name="ro1">
          <table:table-cell table:number-columns-repeated="5"/>
          <table:table-cell table:formula="of:=[.F31]*1.618" office:value-type="float" office:value="1149150.73986854" calcext:value-type="float">
            <text:p>1149150.73986854</text:p>
          </table:table-cell>
          <table:table-cell table:formula="of:=[.F32]" office:value-type="float" office:value="1149150.73986854" calcext:value-type="float">
            <text:p>1149150.740</text:p>
          </table:table-cell>
        </table:table-row>
        <table:table-row table:style-name="ro1">
          <table:table-cell table:number-columns-repeated="5"/>
          <table:table-cell table:formula="of:=[.F32]*1.618" office:value-type="float" office:value="1859325.8971073" calcext:value-type="float">
            <text:p>1859325.8971073</text:p>
          </table:table-cell>
          <table:table-cell table:formula="of:=[.F33]" office:value-type="float" office:value="1859325.8971073" calcext:value-type="float">
            <text:p>1859325.897</text:p>
          </table:table-cell>
        </table:table-row>
        <table:table-row table:style-name="ro1">
          <table:table-cell table:number-columns-repeated="5"/>
          <table:table-cell table:formula="of:=[.F33]*1.618" office:value-type="float" office:value="3008389.30151961" calcext:value-type="float">
            <text:p>3008389.30151961</text:p>
          </table:table-cell>
          <table:table-cell table:formula="of:=[.F34]" office:value-type="float" office:value="3008389.30151961" calcext:value-type="float">
            <text:p>3008389.302</text:p>
          </table:table-cell>
        </table:table-row>
        <table:table-row table:style-name="ro1">
          <table:table-cell table:number-columns-repeated="5"/>
          <table:table-cell table:formula="of:=[.F34]*1.618" office:value-type="float" office:value="4867573.88985873" calcext:value-type="float">
            <text:p>4867573.88985873</text:p>
          </table:table-cell>
          <table:table-cell table:formula="of:=[.F35]" office:value-type="float" office:value="4867573.88985873" calcext:value-type="float">
            <text:p>4867573.890</text:p>
          </table:table-cell>
        </table:table-row>
        <table:table-row table:style-name="ro1">
          <table:table-cell table:number-columns-repeated="5"/>
          <table:table-cell table:formula="of:=[.F35]*1.618" office:value-type="float" office:value="7875734.55379143" calcext:value-type="float">
            <text:p>7875734.55379143</text:p>
          </table:table-cell>
          <table:table-cell table:formula="of:=[.F36]" office:value-type="float" office:value="7875734.55379143" calcext:value-type="float">
            <text:p>7875734.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 style:data-style-name="N2" text:time-value="16:47:37.2589443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2:18:52.519728179</meta:creation-date>
    <dc:date>2024-03-05T19:21:26.934589403</dc:date>
    <meta:editing-duration>PT6H23M52S</meta:editing-duration>
    <meta:editing-cycles>2</meta:editing-cycles>
    <meta:generator>LibreOffice/24.2.0.3$MacOSX_X86_64 LibreOffice_project/da48488a73ddd66ea24cf16bbc4f7b9c08e9bea1</meta:generator>
    <meta:document-statistic meta:table-count="1" meta:cell-count="67" meta:object-count="0"/>
  </office:meta>
</office:document-meta>
</file>